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50000022D10B138AC193E8411.png" manifest:media-type="image/png"/>
  <manifest:file-entry manifest:full-path="Pictures/10003A2E00004C9600003991E7F3A13A4ADEA07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723cm" svg:x="1.02cm" svg:y="6.595cm">
          <draw:image xlink:href="Pictures/10003A2E00004C9600003991E7F3A13A4ADEA075.svg" xlink:type="simple" xlink:show="embed" xlink:actuate="onLoad">
            <text:p/>
          </draw:image>
          <draw:image xlink:href="Pictures/10000201000002E50000022D10B138AC193E841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0:04:38.239789346</meta:creation-date>
    <dc:date>2019-02-12T10:05:47.071297456</dc:date>
    <meta:editing-duration>PT22S</meta:editing-duration>
    <meta:editing-cycles>1</meta:editing-cycles>
    <meta:document-statistic meta:object-count="1"/>
    <meta:generator>LibreOffice/6.0.7.3$Linux_X86_64 LibreOffice_project/00m0$Build-3</meta:generator>
  </office:meta>
</office:document-meta>
</file>